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3E89B37A37A.png" manifest:media-type="image/png"/>
  <manifest:file-entry manifest:full-path="Pictures/100002010000020000000200EE1F876E.png" manifest:media-type="image/png"/>
  <manifest:file-entry manifest:full-path="Pictures/1000055E0000388E00007100B7D4960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3.43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656cm" fo:min-width="1.787cm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 fo:padding-bottom="0.356cm"/>
    </style:style>
    <style:style style:name="gr7" style:family="graphic" style:parent-style-name="standard">
      <style:graphic-properties draw:textarea-horizontal-align="justify" draw:textarea-vertical-align="middle" draw:auto-grow-height="false" fo:min-height="2.175cm" fo:min-width="1.92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3.691cm"/>
    </style:style>
    <style:style style:name="gr10" style:family="graphic" style:parent-style-name="objectwithoutfill">
      <style:graphic-properties draw:marker-start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799cm" fo:min-width="0.8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651cm" svg:x="24.495cm" svg:y="9.636cm">
          <text:p text:style-name="P1">Anwendu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54cm" svg:x="15.732cm" svg:y="5.064cm">
          <text:p text:style-name="P1"><text:span text:style-name="T1">Device </text:span></text:p>
          <text:p text:style-name="P1"><text:span text:style-name="T1">Descrip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3" draw:text-style-name="P3" draw:layer="layout" svg:width="0.502cm" svg:height="1.674cm" svg:x="10.222cm" svg:y="13.991cm">
          <draw:text-box>
            <text:p/>
            <text:p/>
          </draw:text-box>
        </draw:frame>
        <draw:frame draw:style-name="gr4" draw:text-style-name="P4" draw:layer="layout" svg:width="1.27cm" svg:height="2.538cm" svg:x="1.381cm" svg:y="6.461cm">
          <draw:image xlink:href="Pictures/1000055E0000388E00007100B7D49604.svg" xlink:type="simple" xlink:show="embed" xlink:actuate="onLoad">
            <text:p/>
          </draw:image>
          <draw:image xlink:href="Pictures/10000201000001F4000003E89B37A37A.png" xlink:type="simple" xlink:show="embed" xlink:actuate="onLoad"/>
        </draw:frame>
        <draw:frame draw:style-name="gr5" draw:text-style-name="P4" draw:layer="layout" svg:width="1.27cm" svg:height="2.538cm" svg:x="3.794cm" svg:y="3.159cm">
          <draw:image xlink:href="Pictures/1000055E0000388E00007100B7D49604.svg" xlink:type="simple" xlink:show="embed" xlink:actuate="onLoad">
            <text:p/>
          </draw:image>
          <draw:image xlink:href="Pictures/10000201000001F4000003E89B37A37A.png" xlink:type="simple" xlink:show="embed" xlink:actuate="onLoad"/>
        </draw:frame>
        <draw:custom-shape draw:style-name="gr1" draw:text-style-name="P1" draw:layer="layout" svg:width="3.937cm" svg:height="1.651cm" svg:x="24.187cm" svg:y="9.255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5.191cm" svg:y1="5.826cm" svg:x2="7.604cm" svg:y2="8.747cm">
          <text:p text:style-name="P1">Event, State</text:p>
          <text:p text:style-name="P1"/>
        </draw:line>
        <draw:custom-shape draw:style-name="gr7" draw:text-style-name="P1" draw:layer="layout" svg:width="3.429cm" svg:height="3.429cm" svg:x="16.14cm" svg:y="8.347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1.541cm" svg:y1="9.682cm" svg:x2="15.605cm" svg:y2="9.682cm">
          <text:p text:style-name="P1"><text:span text:style-name="T2">Events</text:span></text:p>
          <text:p text:style-name="P1"/>
        </draw:line>
        <draw:custom-shape draw:style-name="gr2" draw:text-style-name="P2" draw:layer="layout" svg:width="2.921cm" svg:height="2.54cm" svg:x="16.367cm" svg:y="5.445cm">
          <text:p text:style-name="P1"><text:span text:style-name="T1">Device </text:span></text:p>
          <text:p text:style-name="P1"><text:span text:style-name="T1">Description</text:span></text:p>
          <text:p text:style-name="P1"><text:span text:style-name="T1"/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4" draw:text-style-name="P4" draw:layer="layout" svg:width="2.54cm" svg:height="2.54cm" svg:x="2.27cm" svg:y="13.446cm">
          <draw:image xlink:href="Pictures/100002010000020000000200EE1F876E.png" xlink:type="simple" xlink:show="embed" xlink:actuate="onLoad">
            <text:p/>
          </draw:image>
        </draw:frame>
        <draw:custom-shape draw:style-name="gr9" draw:text-style-name="P1" draw:layer="layout" svg:width="4.191cm" svg:height="1.778cm" svg:x="7.096cm" svg:y="9.128cm">
          <text:p text:style-name="P1">Gateway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.778cm" svg:y1="8.62cm" svg:x2="6.842cm" svg:y2="9.636cm">
          <text:p text:style-name="P1">Event, State</text:p>
          <text:p text:style-name="P1"/>
        </draw:line>
        <draw:line draw:style-name="gr10" draw:text-style-name="P4" draw:layer="layout" svg:x1="4.556cm" svg:y1="13.573cm" svg:x2="7.35cm" svg:y2="11.287cm">
          <text:p text:style-name="P1">Command</text:p>
          <text:p text:style-name="P1"><text:span text:style-name="T2"/></text:p>
        </draw:line>
        <draw:line draw:style-name="gr10" draw:text-style-name="P4" draw:layer="layout" svg:x1="11.514cm" svg:y1="11.025cm" svg:x2="15.651cm" svg:y2="11.025cm">
          <text:p text:style-name="P1"/>
          <text:p text:style-name="P1"><text:span text:style-name="T2">Command</text:span></text:p>
        </draw:line>
        <draw:line draw:style-name="gr10" draw:text-style-name="P4" draw:layer="layout" svg:x1="20.05cm" svg:y1="10.779cm" svg:x2="23.987cm" svg:y2="10.779cm">
          <text:p text:style-name="P1"/>
          <text:p text:style-name="P1">Command</text:p>
        </draw:line>
        <draw:line draw:style-name="gr11" draw:text-style-name="P4" draw:layer="layout" svg:x1="11.541cm" svg:y1="9.001cm" svg:x2="15.732cm" svg:y2="7.858cm">
          <text:p/>
        </draw:line>
        <draw:line draw:style-name="gr8" draw:text-style-name="P4" draw:layer="layout" svg:x1="19.923cm" svg:y1="10.017cm" svg:x2="23.987cm" svg:y2="10.017cm">
          <text:p text:style-name="P1"><text:span text:style-name="T2">Events</text:span></text:p>
          <text:p text:style-name="P1"/>
        </draw:line>
        <draw:line draw:style-name="gr11" draw:text-style-name="P4" draw:layer="layout" svg:x1="19.415cm" svg:y1="7.223cm" svg:x2="23.987cm" svg:y2="8.747cm">
          <text:p/>
        </draw:line>
        <draw:custom-shape draw:style-name="gr12" draw:text-style-name="P2" draw:layer="layout" svg:width="1.651cm" svg:height="1.397cm" svg:x="9.509cm" svg:y="8.112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2" draw:text-style-name="P2" draw:layer="layout" svg:width="1.651cm" svg:height="1.397cm" svg:x="9.89cm" svg:y="7.60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8" draw:text-style-name="P4" draw:layer="layout" svg:x1="11.551cm" svg:y1="10.466cm" svg:x2="15.615cm" svg:y2="10.466cm">
          <text:p text:style-name="P1"><text:span text:style-name="T2">States</text:span>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2:49:16.972136880</meta:creation-date>
    <dc:date>2015-12-27T20:59:10.251841687</dc:date>
    <meta:editing-duration>PT1H57M44S</meta:editing-duration>
    <meta:editing-cycles>10</meta:editing-cycles>
    <meta:generator>LibreOffice/4.4.6.3$Linux_X86_64 LibreOffice_project/40m0$Build-3</meta:generator>
    <meta:document-statistic meta:object-count="22"/>
  </office:meta>
</office:document-meta>
</file>